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ext_20_body">
      <style:text-properties officeooo:rsid="002b5a1c" officeooo:paragraph-rsid="002b5a1c"/>
    </style:style>
    <style:style style:name="P17" style:family="paragraph" style:parent-style-name="Text_20_body">
      <style:text-properties officeooo:rsid="002ecdf6" officeooo:paragraph-rsid="002ecdf6"/>
    </style:style>
    <style:style style:name="P18" style:family="paragraph" style:parent-style-name="Text_20_body">
      <style:text-properties officeooo:rsid="00353dcc" officeooo:paragraph-rsid="00353dcc"/>
    </style:style>
    <style:style style:name="P19" style:family="paragraph" style:parent-style-name="Text_20_body">
      <style:text-properties officeooo:rsid="0036f07d" officeooo:paragraph-rsid="0036f07d"/>
    </style:style>
    <style:style style:name="P20" style:family="paragraph" style:parent-style-name="Text_20_body">
      <style:text-properties officeooo:rsid="003750c6" officeooo:paragraph-rsid="003750c6"/>
    </style:style>
    <style:style style:name="P21" style:family="paragraph" style:parent-style-name="Text_20_body">
      <style:text-properties officeooo:rsid="003b306e" officeooo:paragraph-rsid="003b306e"/>
    </style:style>
    <style:style style:name="P22" style:family="paragraph" style:parent-style-name="Text_20_body">
      <style:text-properties fo:font-weight="bold" officeooo:rsid="002b5a1c" officeooo:paragraph-rsid="002b5a1c"/>
    </style:style>
    <style:style style:name="P23" style:family="paragraph" style:parent-style-name="Table_20_Contents" style:list-style-name="L1">
      <style:text-properties officeooo:rsid="001f04ec" officeooo:paragraph-rsid="001f04ec"/>
    </style:style>
    <style:style style:name="P24" style:family="paragraph" style:parent-style-name="Table_20_Contents" style:list-style-name="L2">
      <style:text-properties officeooo:rsid="002108d5" officeooo:paragraph-rsid="002108d5"/>
    </style:style>
    <style:style style:name="P25" style:family="paragraph" style:parent-style-name="Table_20_Contents" style:list-style-name="L3">
      <style:text-properties officeooo:paragraph-rsid="003c8060"/>
    </style:style>
    <style:style style:name="P26" style:family="paragraph" style:parent-style-name="Table_20_Contents" style:list-style-name="L3">
      <style:text-properties officeooo:rsid="003c8060" officeooo:paragraph-rsid="003c8060"/>
    </style:style>
    <style:style style:name="P27" style:family="paragraph" style:parent-style-name="Table_20_Contents" style:list-style-name="L4">
      <style:text-properties officeooo:rsid="001a7475" officeooo:paragraph-rsid="001a7475"/>
    </style:style>
    <style:style style:name="P28" style:family="paragraph" style:parent-style-name="Table_20_Contents" style:list-style-name="L5">
      <style:text-properties officeooo:rsid="00241c28" officeooo:paragraph-rsid="00241c28"/>
    </style:style>
    <style:style style:name="P29" style:family="paragraph" style:parent-style-name="Table_20_Contents" style:list-style-name="L6">
      <style:text-properties officeooo:rsid="00261e1b" officeooo:paragraph-rsid="00261e1b"/>
    </style:style>
    <style:style style:name="P30" style:family="paragraph" style:parent-style-name="Table_20_Contents" style:list-style-name="L8">
      <style:text-properties officeooo:rsid="003e9d98" officeooo:paragraph-rsid="003e9d98"/>
    </style:style>
    <style:style style:name="P31" style:family="paragraph" style:parent-style-name="Table_20_Contents" style:list-style-name="L9">
      <style:text-properties officeooo:rsid="0043568b" officeooo:paragraph-rsid="0043568b"/>
    </style:style>
    <style:style style:name="P32" style:family="paragraph" style:parent-style-name="Table_20_Contents" style:list-style-name="L9">
      <style:text-properties officeooo:rsid="00489f3f" officeooo:paragraph-rsid="00489f3f"/>
    </style:style>
    <style:style style:name="P33" style:family="paragraph" style:parent-style-name="Table_20_Contents">
      <style:text-properties officeooo:rsid="00489f3f" officeooo:paragraph-rsid="00489f3f"/>
    </style:style>
    <style:style style:name="P34" style:family="paragraph" style:parent-style-name="Table_20_Contents" style:list-style-name="L10">
      <style:text-properties officeooo:rsid="00489f3f" officeooo:paragraph-rsid="00489f3f"/>
    </style:style>
    <style:style style:name="P35" style:family="paragraph" style:parent-style-name="Table_20_Contents" style:list-style-name="L10">
      <style:text-properties officeooo:rsid="004a1ac9" officeooo:paragraph-rsid="004a1ac9"/>
    </style:style>
    <style:style style:name="P36" style:family="paragraph" style:parent-style-name="Text_20_body" style:list-style-name="L7">
      <style:text-properties officeooo:rsid="003b306e" officeooo:paragraph-rsid="003b306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4a1a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4641110067360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641110266288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556402140" text:style-name="L1">
              <text:list-item>
                <text:p text:style-name="P23">files &gt; this PC &gt; properties &gt; change settings &gt; change &gt; </text:p>
              </text:list-item>
              <text:list-item>
                <text:p text:style-name="P23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622658235" text:style-name="L2">
              <text:list-item>
                <text:p text:style-name="P24">in run , type ncpa.cpl</text:p>
              </text:list-item>
              <text:list-item>
                <text:p text:style-name="P24">select IPv4 </text:p>
              </text:list-item>
              <text:list-item>
                <text:p text:style-name="P24">enter properties</text:p>
              </text:list-item>
              <text:list-item>
                <text:p text:style-name="P24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641110382160">
          <table:table-cell table:style-name="Table1.A2" office:value-type="string">
            <text:p text:style-name="P12">What is:</text:p>
            <text:p text:style-name="P12"/>
            <text:list xml:id="list1644481741" text:style-name="L3">
              <text:list-item>
                <text:p text:style-name="P26">view connection server: </text:p>
                <text:p text:style-name="P26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80029644771653" text:continue-numbering="true" text:style-name="L3">
              <text:list-item>
                <text:p text:style-name="P26">view composer server:</text:p>
                <text:p text:style-name="P25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26"/>
              </text:list-item>
              <text:list-item>
                <text:p text:style-name="P26">vcenter server:</text:p>
                <text:p text:style-name="P25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><text:soft-page-break/></text:p>
            <text:list xml:id="list180028047451443" text:continue-numbering="true" text:style-name="L3">
              <text:list-item>
                <text:p text:style-name="P26">vSPHERE eSXI : hypervisor for server </text:p>
              </text:list-item>
            </text:list>
          </table:table-cell>
        </table:table-row>
        <table:table-row table:style-name="TableLine9464111038241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685515093" text:style-name="L4">
              <text:list-item>
                <text:p text:style-name="P27">issue @ AD setup</text:p>
              </text:list-item>
              <text:list-item>
                <text:p text:style-name="P27"/>
              </text:list-item>
            </text:list>
          </table:table-cell>
        </table:table-row>
        <table:table-row table:style-name="TableLine94641110382672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1109755842" text:style-name="L5">
              <text:list-item>
                <text:p text:style-name="P28">Create database</text:p>
              </text:list-item>
              <text:list-item>
                <text:p text:style-name="P28">create user account</text:p>
              </text:list-item>
            </text:list>
            <text:p text:style-name="P5"/>
            <text:p text:style-name="P6">version mismatched:</text:p>
            <text:list xml:id="list1689102806" text:style-name="L6">
              <text:list-item>
                <text:p text:style-name="P29">sql server 2019</text:p>
              </text:list-item>
              <text:list-item>
                <text:p text:style-name="P29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641110383152">
          <table:table-cell table:style-name="Table1.A2" office:value-type="string">
            <text:p text:style-name="P22">VMware vSphere</text:p>
            <text:p text:style-name="P16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641110383632">
          <table:table-cell table:style-name="Table1.A2" office:value-type="string">
            <text:p text:style-name="P17">DSN : Data Source Name</text:p>
            <text:p text:style-name="P16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641110384112">
          <table:table-cell table:style-name="Table1.A2" office:value-type="string">
            <text:p text:style-name="P18">How ODBC works:</text:p>
            <text:p text:style-name="P18"/>
          </table:table-cell>
        </table:table-row>
        <table:table-row table:style-name="TableLine94641110384752">
          <table:table-cell table:style-name="Table1.A2" office:value-type="string">
            <text:p text:style-name="P20">Error need to be solved.</text:p>
            <text:p text:style-name="P20"/>
            <text:p text:style-name="P19">Database which was created is not supported:</text:p>
            <text:p text:style-name="P19"/>
          </table:table-cell>
        </table:table-row>
        <table:table-row table:style-name="TableLine94641110385392">
          <table:table-cell table:style-name="Table1.A2" office:value-type="string">
            <text:p text:style-name="P21">Steps for vmware installation</text:p>
            <text:p text:style-name="P21"><text:soft-page-break/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641110180176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641110286640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641110288576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21"/>
            <text:list xml:id="list73609536" text:style-name="L7">
              <text:list-item>
                <text:p text:style-name="P36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641110297280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64111032728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495402910" text:style-name="L8">
                    <text:list-item>
                      <text:p text:style-name="P30"># sc config http start=disable</text:p>
                    </text:list-item>
                  </text:list>
                </table:table-cell>
              </table:table-row>
              <table:table-row table:style-name="TableLine94641110329360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21"/>
            <text:list xml:id="list180028351225197" text:continue-list="list73609536" text:style-name="L7">
              <text:list-item>
                <text:p text:style-name="P36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641110331184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641110369424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641110370592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641110372704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64111037363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33">Tried solution:</text:p>
                  <text:list xml:id="list1296110653" text:style-name="L9">
                    <text:list-item>
                      <text:p text:style-name="P31">Not a vmware issue</text:p>
                    </text:list-item>
                    <text:list-item>
                      <text:p text:style-name="P31">issue due to certificate which would be solved with “Turn off Automatic Root Certificates Update “</text:p>
                    </text:list-item>
                    <text:list-item>
                      <text:p text:style-name="P32">add user to log user</text:p>
                    </text:list-item>
                  </text:list>
                  <text:p text:style-name="P33"/>
                  <text:p text:style-name="P33"/>
                  <text:p text:style-name="P33">solution that worked:</text:p>
                  <text:list xml:id="list3642508514" text:style-name="L10">
                    <text:list-item>
                      <text:p text:style-name="P34">with sql authentication</text:p>
                      <text:list>
                        <text:list-item>
                          <text:p text:style-name="P35">create a user in sql database</text:p>
                        </text:list-item>
                        <text:list-item>
                          <text:p text:style-name="P35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34"/>
                    </text:list-item>
                  </text:list>
                </table:table-cell>
              </table:table-row>
            </table:table>
            <text:p text:style-name="P21"><text:soft-page-break/></text:p>
            <text:list xml:id="list180027922720304" text:continue-list="list180028351225197" text:style-name="L7">
              <text:list-item>
                <text:list>
                  <text:list-item>
                    <text:p text:style-name="P36">set-up sql server</text:p>
                  </text:list-item>
                </text:list>
              </text:list-item>
            </text:list>
            <text:p text:style-name="P20"/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28T18:00:27.587960316</dc:date>
    <meta:editing-duration>P2DT7H58M50S</meta:editing-duration>
    <meta:editing-cycles>33</meta:editing-cycles>
    <meta:document-statistic meta:table-count="4" meta:image-count="0" meta:object-count="0" meta:page-count="4" meta:paragraph-count="101" meta:word-count="626" meta:character-count="3705" meta:non-whitespace-character-count="3193"/>
  </office:meta>
</office:document-meta>
</file>